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svg:stroke-color="#000000" draw:marker-end="Arrow" draw:fill="none" draw:opacity="100%" draw:opacity-name="Transparency_20_4" draw:textarea-horizontal-align="justify" draw:textarea-vertical-align="middle" draw:auto-grow-height="false" fo:min-height="0.512cm" fo:min-width="2.5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96cm"/>
    </style:style>
    <style:style style:name="gr5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36cm" fo:min-width="0.11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326cm" fo:min-width="0.07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326cm" fo:min-width="0.07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ff" draw:marker-start-width="0.252cm" draw:marker-end-width="0.252cm" draw:fill="none" draw:opacity="100%" draw:opacity-name="Transparency_20_6" draw:textarea-horizontal-align="justify" draw:textarea-vertical-align="middle" draw:auto-grow-height="false" fo:min-height="0.326cm" fo:min-width="0.07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326cm" fo:min-width="0.07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326cm" fo:min-width="0.076cm" fo:padding-top="0.142cm" fo:padding-bottom="0.142cm" fo:padding-left="0.267cm" fo:padding-right="0.267cm"/>
    </style:style>
    <style:style style:name="gr1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23cm"/>
    </style:style>
    <style:style style:name="gr13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35cm" svg:stroke-color="#0000f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opacity="100%" draw:opacity-name="Transparency_20_4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opacity="100%" draw:opacity-name="Transparency_20_6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5.572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4cm" svg:y="6.588cm">
          <text:p text:style-name="P2"><text:span text:style-name="T1">“</text:span><text:span text:style-name="T1">Belt”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15cm" svg:height="0.878cm" svg:x="1.582cm" svg:y="6.588cm">
          <draw:text-box>
            <text:p><text:span text:style-name="T2">0</text:span></text:p>
          </draw:text-box>
        </draw:frame>
        <draw:custom-shape draw:style-name="gr1" draw:text-style-name="P1" draw:layer="layout" svg:width="0.762cm" svg:height="0.762cm" svg:x="5.573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5cm" svg:y="7.35cm">
          <text:p text:style-name="P2"><text:span text:style-name="T1">“</text:span><text:span text:style-name="T1">Boots”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15cm" svg:height="0.878cm" svg:x="1.583cm" svg:y="7.35cm">
          <draw:text-box>
            <text:p><text:span text:style-name="T2">1</text:span></text:p>
          </draw:text-box>
        </draw:frame>
        <draw:custom-shape draw:style-name="gr1" draw:text-style-name="P1" draw:layer="layout" svg:width="0.762cm" svg:height="0.762cm" svg:x="5.573cm" svg:y="8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5cm" svg:y="8.112cm">
          <text:p text:style-name="P2"><text:span text:style-name="T1">“</text:span><text:span text:style-name="T1">Coat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2cm" svg:x="5.574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6cm" svg:y="8.874cm">
          <text:p text:style-name="P2"><text:span text:style-name="T1">“</text:span><text:span text:style-name="T1">Face mask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573cm" svg:y="9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5cm" svg:y="9.636cm">
          <text:p text:style-name="P2"><text:span text:style-name="T1">“</text:span><text:span text:style-name="T1">Glasses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574cm" svg:y="10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6cm" svg:y="10.398cm">
          <text:p text:style-name="P2"><text:span text:style-name="T1">“</text:span><text:span text:style-name="T1">Shirt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573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5cm" svg:y="11.16cm">
          <text:p text:style-name="P2"><text:span text:style-name="T1">“</text:span><text:span text:style-name="T1">Socks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574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6cm" svg:y="11.922cm">
          <text:p text:style-name="P2"><text:span text:style-name="T1">“</text:span><text:span text:style-name="T1">Sweater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573cm" svg:y="12.6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5cm" svg:y="12.688cm">
          <text:p text:style-name="P2"><text:span text:style-name="T1">“</text:span><text:span text:style-name="T1">Trousers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574cm" svg:y="13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6cm" svg:y="13.45cm">
          <text:p text:style-name="P2"><text:span text:style-name="T1">“</text:span><text:span text:style-name="T1">Underpants”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15cm" svg:height="0.878cm" svg:x="1.584cm" svg:y="8.05cm">
          <draw:text-box>
            <text:p><text:span text:style-name="T2">2</text:span></text:p>
          </draw:text-box>
        </draw:frame>
        <draw:frame draw:style-name="gr3" draw:text-style-name="P4" draw:layer="layout" svg:width="0.815cm" svg:height="0.878cm" svg:x="1.584cm" svg:y="8.75cm">
          <draw:text-box>
            <text:p><text:span text:style-name="T2">3</text:span></text:p>
          </draw:text-box>
        </draw:frame>
        <draw:frame draw:style-name="gr3" draw:text-style-name="P4" draw:layer="layout" svg:width="0.815cm" svg:height="0.878cm" svg:x="1.584cm" svg:y="9.55cm">
          <draw:text-box>
            <text:p><text:span text:style-name="T2">4</text:span></text:p>
          </draw:text-box>
        </draw:frame>
        <draw:frame draw:style-name="gr3" draw:text-style-name="P4" draw:layer="layout" svg:width="0.815cm" svg:height="0.878cm" svg:x="1.584cm" svg:y="10.35cm">
          <draw:text-box>
            <text:p><text:span text:style-name="T2">5</text:span></text:p>
          </draw:text-box>
        </draw:frame>
        <draw:frame draw:style-name="gr3" draw:text-style-name="P4" draw:layer="layout" svg:width="0.815cm" svg:height="0.878cm" svg:x="1.584cm" svg:y="11.15cm">
          <draw:text-box>
            <text:p><text:span text:style-name="T2">6</text:span></text:p>
          </draw:text-box>
        </draw:frame>
        <draw:frame draw:style-name="gr3" draw:text-style-name="P4" draw:layer="layout" svg:width="0.815cm" svg:height="0.878cm" svg:x="1.584cm" svg:y="11.85cm">
          <draw:text-box>
            <text:p><text:span text:style-name="T2">7</text:span></text:p>
          </draw:text-box>
        </draw:frame>
        <draw:frame draw:style-name="gr3" draw:text-style-name="P4" draw:layer="layout" svg:width="0.815cm" svg:height="0.878cm" svg:x="1.584cm" svg:y="12.65cm">
          <draw:text-box>
            <text:p><text:span text:style-name="T2">8</text:span></text:p>
          </draw:text-box>
        </draw:frame>
        <draw:frame draw:style-name="gr3" draw:text-style-name="P4" draw:layer="layout" svg:width="0.815cm" svg:height="0.878cm" svg:x="1.584cm" svg:y="13.35cm">
          <draw:text-box>
            <text:p><text:span text:style-name="T2">9</text:span></text:p>
          </draw:text-box>
        </draw:frame>
        <draw:frame draw:style-name="gr4" draw:text-style-name="P5" draw:layer="layout" svg:width="4.096cm" svg:height="0.806cm" svg:x="2.238cm" svg:y="5.782cm">
          <draw:text-box>
            <text:p><text:span text:style-name="T3">Array of vertices</text:span></text:p>
          </draw:text-box>
        </draw:frame>
        <draw:custom-shape draw:style-name="gr5" draw:text-style-name="P7" draw:layer="layout" svg:width="0.61cm" svg:height="0.61cm" svg:x="7.35cm" svg:y="6.664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cm" svg:y="6.6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61cm" svg:height="0.61cm" svg:x="7.35cm" svg:y="7.426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61cm" svg:height="0.61cm" svg:x="7.95cm" svg:y="7.4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1cm" svg:height="0.61cm" svg:x="7.35cm" svg:y="8.95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1cm" svg:height="0.61cm" svg:x="7.95cm" svg:y="8.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1cm" svg:height="0.61cm" svg:x="9.382cm" svg:y="8.95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1cm" svg:height="0.61cm" svg:x="9.982cm" svg:y="8.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61cm" svg:height="0.61cm" svg:x="7.35cm" svg:y="10.474cm">
          <text:p text:style-name="P6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cm" svg:y="10.4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61cm" svg:height="0.61cm" svg:x="9.382cm" svg:y="10.474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9.982cm" svg:y="10.4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61cm" svg:height="0.61cm" svg:x="7.35cm" svg:y="11.236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cm" svg:y="11.2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61cm" svg:height="0.61cm" svg:x="7.35cm" svg:y="11.998cm">
          <text:p text:style-name="P6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cm" svg:y="11.9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61cm" svg:height="0.61cm" svg:x="7.35cm" svg:y="12.76cm">
          <text:p text:style-name="P6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cm" svg:y="12.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61cm" svg:height="0.61cm" svg:x="9.382cm" svg:y="12.76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9.982cm" svg:y="12.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61cm" svg:height="0.61cm" svg:x="7.35cm" svg:y="13.522cm">
          <text:p text:style-name="P6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cm" svg:y="13.522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8.112cm" svg:y1="9.255cm" svg:x2="9.382cm" svg:y2="9.255cm">
          <text:p/>
        </draw:line>
        <draw:line draw:style-name="gr11" draw:text-style-name="P6" draw:layer="layout" svg:x1="8.112cm" svg:y1="10.779cm" svg:x2="9.382cm" svg:y2="10.779cm">
          <text:p/>
        </draw:line>
        <draw:line draw:style-name="gr11" draw:text-style-name="P6" draw:layer="layout" svg:x1="8.112cm" svg:y1="13.065cm" svg:x2="9.382cm" svg:y2="13.065cm">
          <text:p/>
        </draw:line>
        <draw:line draw:style-name="gr11" draw:text-style-name="P6" draw:layer="layout" svg:x1="5.812cm" svg:y1="6.969cm" svg:x2="7.35cm" svg:y2="6.969cm">
          <text:p/>
        </draw:line>
        <draw:line draw:style-name="gr11" draw:text-style-name="P6" draw:layer="layout" svg:x1="5.812cm" svg:y1="7.731cm" svg:x2="7.35cm" svg:y2="7.731cm">
          <text:p/>
        </draw:line>
        <draw:line draw:style-name="gr11" draw:text-style-name="P6" draw:layer="layout" svg:x1="5.812cm" svg:y1="9.255cm" svg:x2="7.35cm" svg:y2="9.255cm">
          <text:p/>
        </draw:line>
        <draw:line draw:style-name="gr11" draw:text-style-name="P6" draw:layer="layout" svg:x1="5.812cm" svg:y1="10.779cm" svg:x2="7.35cm" svg:y2="10.779cm">
          <text:p/>
        </draw:line>
        <draw:line draw:style-name="gr11" draw:text-style-name="P6" draw:layer="layout" svg:x1="5.812cm" svg:y1="11.541cm" svg:x2="7.35cm" svg:y2="11.541cm">
          <text:p/>
        </draw:line>
        <draw:line draw:style-name="gr11" draw:text-style-name="P6" draw:layer="layout" svg:x1="5.812cm" svg:y1="12.303cm" svg:x2="7.35cm" svg:y2="12.303cm">
          <text:p/>
        </draw:line>
        <draw:line draw:style-name="gr11" draw:text-style-name="P6" draw:layer="layout" svg:x1="5.812cm" svg:y1="13.065cm" svg:x2="7.35cm" svg:y2="13.065cm">
          <text:p/>
        </draw:line>
        <draw:line draw:style-name="gr11" draw:text-style-name="P6" draw:layer="layout" svg:x1="5.812cm" svg:y1="13.828cm" svg:x2="7.35cm" svg:y2="13.828cm">
          <text:p/>
        </draw:line>
        <draw:frame draw:style-name="gr12" draw:text-style-name="P5" draw:layer="layout" svg:width="3.923cm" svg:height="0.806cm" svg:x="7.038cm" svg:y="5.782cm">
          <draw:text-box>
            <text:p><text:span text:style-name="T3">Adjacent edges</text:span></text:p>
          </draw:text-box>
        </draw:frame>
        <draw:line draw:style-name="gr13" draw:text-style-name="P9" draw:layer="layout" svg:x1="5.572cm" svg:y1="8.874cm" svg:x2="6.334cm" svg:y2="8.112cm">
          <text:p/>
        </draw:line>
        <draw:line draw:style-name="gr13" draw:text-style-name="P9" draw:layer="layout" svg:x1="5.572cm" svg:y1="10.398cm" svg:x2="6.334cm" svg:y2="9.636cm">
          <text:p/>
        </draw:line>
        <draw:line draw:style-name="gr14" draw:text-style-name="P9" draw:layer="layout" svg:x1="7.96cm" svg:y1="7.274cm" svg:x2="8.57cm" svg:y2="6.664cm">
          <text:p/>
        </draw:line>
        <draw:line draw:style-name="gr14" draw:text-style-name="P9" draw:layer="layout" svg:x1="7.96cm" svg:y1="8.036cm" svg:x2="8.57cm" svg:y2="7.426cm">
          <text:p/>
        </draw:line>
        <draw:line draw:style-name="gr14" draw:text-style-name="P9" draw:layer="layout" svg:x1="7.96cm" svg:y1="11.846cm" svg:x2="8.57cm" svg:y2="11.236cm">
          <text:p/>
        </draw:line>
        <draw:line draw:style-name="gr14" draw:text-style-name="P9" draw:layer="layout" svg:x1="7.96cm" svg:y1="12.608cm" svg:x2="8.57cm" svg:y2="11.998cm">
          <text:p/>
        </draw:line>
        <draw:line draw:style-name="gr14" draw:text-style-name="P9" draw:layer="layout" svg:x1="7.96cm" svg:y1="14.132cm" svg:x2="8.57cm" svg:y2="13.522cm">
          <text:p/>
        </draw:line>
        <draw:line draw:style-name="gr14" draw:text-style-name="P9" draw:layer="layout" svg:x1="9.992cm" svg:y1="11.074cm" svg:x2="10.602cm" svg:y2="10.464cm">
          <text:p/>
        </draw:line>
        <draw:line draw:style-name="gr14" draw:text-style-name="P9" draw:layer="layout" svg:x1="9.992cm" svg:y1="13.374cm" svg:x2="10.602cm" svg:y2="12.764cm">
          <text:p/>
        </draw:line>
        <draw:line draw:style-name="gr15" draw:text-style-name="P9" draw:layer="layout" svg:x1="9.992cm" svg:y1="9.56cm" svg:x2="10.602cm" svg:y2="8.9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4" draw:display-name="Transparency 4" draw:style="ellipsoid" draw:cx="50%" draw:cy="50%" draw:start="100%" draw:end="0%" draw:angle="0" draw:border="0%"/>
    <draw:opacity draw:name="Transparency_20_6" draw:display-name="Transparency 6" draw:style="axial" draw:start="100%" draw:end="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5T13:59:24.139000000</meta:creation-date>
    <dc:date>2020-12-06T16:46:24.035000000</dc:date>
    <meta:editing-duration>PT5H1M12S</meta:editing-duration>
    <meta:editing-cycles>4</meta:editing-cycles>
    <meta:generator>LibreOffice/6.3.2.2$Windows_X86_64 LibreOffice_project/98b30e735bda24bc04ab42594c85f7fd8be07b9c</meta:generator>
    <meta:document-statistic meta:object-count="75"/>
  </office:meta>
</office:document-meta>
</file>